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C6B101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image text:level="1" xlink:href="Pictures/100002000000000A0000000AC6B10163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phic Bullet List</text:h>
      <text:list xml:id="list982922773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00:51</meta:creation-date>
    <dc:date>2009-06-23T15:08:36</dc:date>
    <dc:creator>Vincent Spiewak</dc:creator>
    <meta:editing-duration>PT00H02M03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1" meta:character-count="42"/>
    <meta:user-defined meta:name="Info 1"/>
    <meta:user-defined meta:name="Info 2"/>
    <meta:user-defined meta:name="Info 3"/>
    <meta:user-defined meta:name="Info 4"/>
  </office:meta>
</office:document-meta>
</file>